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09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048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1.1083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1.6866in"/>
    </style:style>
    <style:style style:name="co9" style:family="table-column">
      <style:table-column-properties fo:break-before="auto" style:column-width="1.2654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 style:data-style-name="N104">
      <style:text-properties fo:font-size="10pt" style:font-size-asian="10pt" style:font-size-complex="10pt"/>
    </style:style>
    <style:style style:name="ce10" style:family="table-cell" style:parent-style-name="Default" style:data-style-name="N104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 style:data-style-name="N2"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ffff66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00ff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66ff99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" table:number-columns-repeated="1013" table:default-cell-style-name="ce6"/>
        <table:table-row table:style-name="ro2">
          <table:table-cell table:style-name="ce1" office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style-name="ce17"/>
          <table:table-cell office:value-type="string">
            <text:p>Total</text:p>
          </table:table-cell>
          <table:table-cell office:value-type="float" office:value="10000000">
            <text:p>10000000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Hotel</text:p>
          </table:table-cell>
          <table:table-cell table:style-name="ce7" office:value-type="string">
            <text:p>Location</text:p>
          </table:table-cell>
          <table:table-cell table:style-name="ce7" office:value-type="string">
            <text:p>Price</text:p>
          </table:table-cell>
          <table:table-cell table:style-name="ce7" office:value-type="string">
            <text:p>Price (normalized)</text:p>
          </table:table-cell>
          <table:table-cell table:style-name="ce7" office:value-type="string">
            <text:p>Square Root of Median Income (normalized)</text:p>
          </table:table-cell>
          <table:table-cell table:style-name="ce7" office:value-type="string">
            <text:p>College Students in Area (normalized)</text:p>
          </table:table-cell>
          <table:table-cell table:style-name="ce14" office:value-type="string">
            <text:p>State Population Per Inn (normalized)</text:p>
          </table:table-cell>
          <table:table-cell table:style-name="ce17" office:value-type="string">
            <text:p>Profitability</text:p>
          </table:table-cell>
          <table:table-cell office:value-type="string">
            <text:p>Buy or not</text:p>
          </table:table-cell>
          <table:table-cell office:value-type="string">
            <text:p>Expenditure</text:p>
          </table:table-cell>
          <table:table-cell office:value-type="string">
            <text:p>Profitability</text:p>
          </table:table-cell>
          <table:table-cell table:number-columns-repeated="1013"/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string">
            <text:p>Eureka, California</text:p>
          </table:table-cell>
          <table:table-cell table:style-name="ce9" office:value-type="currency" office:currency="USD" office:value="2925000">
            <text:p>$2,925,000.00</text:p>
          </table:table-cell>
          <table:table-cell table:style-name="ce11" office:value-type="float" office:value="-0.301823318212882">
            <text:p>-0.30</text:p>
          </table:table-cell>
          <table:table-cell table:style-name="ce11" office:value-type="float" office:value="-0.812779738215407">
            <text:p>-0.81</text:p>
          </table:table-cell>
          <table:table-cell table:style-name="ce11" office:value-type="float" office:value="-0.536413473134807">
            <text:p>-0.54</text:p>
          </table:table-cell>
          <table:table-cell table:style-name="ce15" office:value-type="float" office:value="-0.995986621264154">
            <text:p>-1.00</text:p>
          </table:table-cell>
          <table:table-cell table:style-name="ce17" table:formula="of:=39.05 - 5.41*[.G4] + 5.86 * [.D4] - 3.09 * [.E4] + 1.75 * [.F4]" office:value-type="float" office:value="44.2423687894113">
            <text:p>44.24</text:p>
          </table:table-cell>
          <table:table-cell table:style-name="ce18" office:value-type="float" office:value="1">
            <text:p>1</text:p>
          </table:table-cell>
          <table:table-cell table:formula="of:=[.I4]*[.C4]" office:value-type="currency" office:currency="USD" office:value="2925000">
            <text:p>$2,925,000.00</text:p>
          </table:table-cell>
          <table:table-cell table:formula="of:=[.I4]*[.H4]" office:value-type="float" office:value="44.2423687894113">
            <text:p>44.2423687894</text:p>
          </table:table-cell>
          <table:table-cell table:number-columns-repeated="1013"/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10000000">
            <text:p>$10,000,000.00</text:p>
          </table:table-cell>
          <table:table-cell table:style-name="ce11" office:value-type="float" office:value="1.69907619299956">
            <text:p>1.70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 table:formula="of:=39.05 - 5.41*[.G5] + 5.86 * [.D5] - 3.09 * [.E5] + 1.75 * [.F5]" office:value-type="float" office:value="53.3791923080617">
            <text:p>53.38</text:p>
          </table:table-cell>
          <table:table-cell table:style-name="ce18" office:value-type="float" office:value="0">
            <text:p>0</text:p>
          </table:table-cell>
          <table:table-cell table:formula="of:=[.I5]*[.C5]" office:value-type="currency" office:currency="USD" office:value="0">
            <text:p>$0.00</text:p>
          </table:table-cell>
          <table:table-cell table:formula="of:=[.I5]*[.H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3750000">
            <text:p>$3,750,000.00</text:p>
          </table:table-cell>
          <table:table-cell table:style-name="ce11" office:value-type="float" office:value="-0.0685028805096647">
            <text:p>-0.07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 table:formula="of:=39.05 - 5.41*[.G6] + 5.86 * [.D6] - 3.09 * [.E6] + 1.75 * [.F6]" office:value-type="float" office:value="43.0211789372976">
            <text:p>43.02</text:p>
          </table:table-cell>
          <table:table-cell table:style-name="ce18" office:value-type="float" office:value="0">
            <text:p>0</text:p>
          </table:table-cell>
          <table:table-cell table:formula="of:=[.I6]*[.C6]" office:value-type="currency" office:currency="USD" office:value="0">
            <text:p>$0.00</text:p>
          </table:table-cell>
          <table:table-cell table:formula="of:=[.I6]*[.H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3500000">
            <text:p>$3,500,000.00</text:p>
          </table:table-cell>
          <table:table-cell table:style-name="ce11" office:value-type="float" office:value="-0.139206043450034">
            <text:p>-0.14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 table:formula="of:=39.05 - 5.41*[.G7] + 5.86 * [.D7] - 3.09 * [.E7] + 1.75 * [.F7]" office:value-type="float" office:value="42.606858402467">
            <text:p>42.61</text:p>
          </table:table-cell>
          <table:table-cell table:style-name="ce18" office:value-type="float" office:value="0">
            <text:p>0</text:p>
          </table:table-cell>
          <table:table-cell table:formula="of:=[.I7]*[.C7]" office:value-type="currency" office:currency="USD" office:value="0">
            <text:p>$0.00</text:p>
          </table:table-cell>
          <table:table-cell table:formula="of:=[.I7]*[.H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325000">
            <text:p>$325,000.00</text:p>
          </table:table-cell>
          <table:table-cell table:style-name="ce11" office:value-type="float" office:value="-1.03713621279272">
            <text:p>-1.04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 table:formula="of:=39.05 - 5.41*[.G8] + 5.86 * [.D8] - 3.09 * [.E8] + 1.75 * [.F8]" office:value-type="float" office:value="37.3449876101189">
            <text:p>37.34</text:p>
          </table:table-cell>
          <table:table-cell table:style-name="ce18" office:value-type="float" office:value="1">
            <text:p>1</text:p>
          </table:table-cell>
          <table:table-cell table:formula="of:=[.I8]*[.C8]" office:value-type="currency" office:currency="USD" office:value="325000">
            <text:p>$325,000.00</text:p>
          </table:table-cell>
          <table:table-cell table:formula="of:=[.I8]*[.H8]" office:value-type="float" office:value="37.3449876101189">
            <text:p>37.3449876101</text:p>
          </table:table-cell>
          <table:table-cell table:number-columns-repeated="1013"/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string">
            <text:p>Long Beach, California</text:p>
          </table:table-cell>
          <table:table-cell table:style-name="ce9" office:value-type="currency" office:currency="USD" office:value="8950000">
            <text:p>$8,950,000.00</text:p>
          </table:table-cell>
          <table:table-cell table:style-name="ce11" office:value-type="float" office:value="1.40212290865001">
            <text:p>1.40</text:p>
          </table:table-cell>
          <table:table-cell table:style-name="ce11" office:value-type="float" office:value="0.65784481555623">
            <text:p>0.66</text:p>
          </table:table-cell>
          <table:table-cell table:style-name="ce11" office:value-type="float" office:value="0.483711134705849">
            <text:p>0.48</text:p>
          </table:table-cell>
          <table:table-cell table:style-name="ce15" office:value-type="float" office:value="-0.557278228564467">
            <text:p>-0.56</text:p>
          </table:table-cell>
          <table:table-cell table:style-name="ce17" table:formula="of:=39.05 - 5.41*[.G9] + 5.86 * [.D9] - 3.09 * [.E9] + 1.75 * [.F9]" office:value-type="float" office:value="49.0950694668893">
            <text:p>49.10</text:p>
          </table:table-cell>
          <table:table-cell table:style-name="ce18" office:value-type="float" office:value="0">
            <text:p>0</text:p>
          </table:table-cell>
          <table:table-cell table:formula="of:=[.I9]*[.C9]" office:value-type="currency" office:currency="USD" office:value="0">
            <text:p>$0.00</text:p>
          </table:table-cell>
          <table:table-cell table:formula="of:=[.I9]*[.H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string">
            <text:p>Los Angeles, California</text:p>
          </table:table-cell>
          <table:table-cell table:style-name="ce9" office:value-type="currency" office:currency="USD" office:value="1950000">
            <text:p>$1,950,000.00</text:p>
          </table:table-cell>
          <table:table-cell table:style-name="ce11" office:value-type="float" office:value="-0.577565653680321">
            <text:p>-0.58</text:p>
          </table:table-cell>
          <table:table-cell table:style-name="ce11" office:value-type="float" office:value="0.167685861269989">
            <text:p>0.17</text:p>
          </table:table-cell>
          <table:table-cell table:style-name="ce11" office:value-type="float" office:value="3.10621450397355">
            <text:p>3.11</text:p>
          </table:table-cell>
          <table:table-cell table:style-name="ce15" office:value-type="float" office:value="3.10652969965725">
            <text:p>3.11</text:p>
          </table:table-cell>
          <table:table-cell table:style-name="ce17" table:formula="of:=39.05 - 5.41*[.G10] + 5.86 * [.D10] - 3.09 * [.E10] + 1.75 * [.F10]" office:value-type="float" office:value="23.776865664917">
            <text:p>23.78</text:p>
          </table:table-cell>
          <table:table-cell table:style-name="ce18" office:value-type="float" office:value="1">
            <text:p>1</text:p>
          </table:table-cell>
          <table:table-cell table:formula="of:=[.I10]*[.C10]" office:value-type="currency" office:currency="USD" office:value="1950000">
            <text:p>$1,950,000.00</text:p>
          </table:table-cell>
          <table:table-cell table:formula="of:=[.I10]*[.H10]" office:value-type="float" office:value="23.776865664917">
            <text:p>23.7768656649</text:p>
          </table:table-cell>
          <table:table-cell table:number-columns-repeated="1013"/>
        </table:table-row>
        <table:table-row table:style-name="ro2">
          <table:table-cell table:style-name="ce4" office:value-type="float" office:value="8">
            <text:p>8</text:p>
          </table:table-cell>
          <table:table-cell office:value-type="string">
            <text:p>Los Angeles, California</text:p>
          </table:table-cell>
          <table:table-cell table:style-name="ce9" office:value-type="currency" office:currency="USD" office:value="1750000">
            <text:p>$1,750,000.00</text:p>
          </table:table-cell>
          <table:table-cell table:style-name="ce11" office:value-type="float" office:value="-0.634128184032617">
            <text:p>-0.63</text:p>
          </table:table-cell>
          <table:table-cell table:style-name="ce11" office:value-type="float" office:value="0.167685861269989">
            <text:p>0.17</text:p>
          </table:table-cell>
          <table:table-cell table:style-name="ce11" office:value-type="float" office:value="3.10621450397355">
            <text:p>3.11</text:p>
          </table:table-cell>
          <table:table-cell table:style-name="ce15" office:value-type="float" office:value="3.10652969965725">
            <text:p>3.11</text:p>
          </table:table-cell>
          <table:table-cell table:style-name="ce17" table:formula="of:=39.05 - 5.41*[.G11] + 5.86 * [.D11] - 3.09 * [.E11] + 1.75 * [.F11]" office:value-type="float" office:value="23.4454092370526">
            <text:p>23.45</text:p>
          </table:table-cell>
          <table:table-cell table:style-name="ce18" office:value-type="float" office:value="1">
            <text:p>1</text:p>
          </table:table-cell>
          <table:table-cell table:formula="of:=[.I11]*[.C11]" office:value-type="currency" office:currency="USD" office:value="1750000">
            <text:p>$1,750,000.00</text:p>
          </table:table-cell>
          <table:table-cell table:formula="of:=[.I11]*[.H11]" office:value-type="float" office:value="23.4454092370526">
            <text:p>23.4454092371</text:p>
          </table:table-cell>
          <table:table-cell table:number-columns-repeated="1013"/>
        </table:table-row>
        <table:table-row table:style-name="ro2">
          <table:table-cell table:style-name="ce4" office:value-type="float" office:value="9">
            <text:p>9</text:p>
          </table:table-cell>
          <table:table-cell office:value-type="string">
            <text:p>Los Angeles, California</text:p>
          </table:table-cell>
          <table:table-cell table:style-name="ce9" office:value-type="currency" office:currency="USD" office:value="4900000">
            <text:p>$4,900,000.00</text:p>
          </table:table-cell>
          <table:table-cell table:style-name="ce11" office:value-type="float" office:value="0.256731669016033">
            <text:p>0.26</text:p>
          </table:table-cell>
          <table:table-cell table:style-name="ce11" office:value-type="float" office:value="0.167685861269989">
            <text:p>0.17</text:p>
          </table:table-cell>
          <table:table-cell table:style-name="ce11" office:value-type="float" office:value="3.10621450397355">
            <text:p>3.11</text:p>
          </table:table-cell>
          <table:table-cell table:style-name="ce15" office:value-type="float" office:value="3.10652969965725">
            <text:p>3.11</text:p>
          </table:table-cell>
          <table:table-cell table:style-name="ce17" table:formula="of:=39.05 - 5.41*[.G12] + 5.86 * [.D12] - 3.09 * [.E12] + 1.75 * [.F12]" office:value-type="float" office:value="28.6658479759177">
            <text:p>28.67</text:p>
          </table:table-cell>
          <table:table-cell table:style-name="ce18" office:value-type="float" office:value="0">
            <text:p>0</text:p>
          </table:table-cell>
          <table:table-cell table:formula="of:=[.I12]*[.C12]" office:value-type="currency" office:currency="USD" office:value="0">
            <text:p>$0.00</text:p>
          </table:table-cell>
          <table:table-cell table:formula="of:=[.I12]*[.H1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float" office:value="10">
            <text:p>10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650000">
            <text:p>$1,650,000.00</text:p>
          </table:table-cell>
          <table:table-cell table:style-name="ce11" office:value-type="float" office:value="-0.662409449208764">
            <text:p>-0.66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3] + 5.86 * [.D13] - 3.09 * [.E13] + 1.75 * [.F13]" office:value-type="float" office:value="38.8806731128743">
            <text:p>38.88</text:p>
          </table:table-cell>
          <table:table-cell table:style-name="ce18" office:value-type="float" office:value="1">
            <text:p>1</text:p>
          </table:table-cell>
          <table:table-cell table:formula="of:=[.I13]*[.C13]" office:value-type="currency" office:currency="USD" office:value="1650000">
            <text:p>$1,650,000.00</text:p>
          </table:table-cell>
          <table:table-cell table:formula="of:=[.I13]*[.H13]" office:value-type="float" office:value="38.8806731128743">
            <text:p>38.8806731129</text:p>
          </table:table-cell>
          <table:table-cell table:number-columns-repeated="1013"/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125000">
            <text:p>$1,125,000.00</text:p>
          </table:table-cell>
          <table:table-cell table:style-name="ce11" office:value-type="float" office:value="-0.810886091383539">
            <text:p>-0.81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4] + 5.86 * [.D14] - 3.09 * [.E14] + 1.75 * [.F14]" office:value-type="float" office:value="38.0105999897302">
            <text:p>38.01</text:p>
          </table:table-cell>
          <table:table-cell table:style-name="ce18" office:value-type="float" office:value="1">
            <text:p>1</text:p>
          </table:table-cell>
          <table:table-cell table:formula="of:=[.I14]*[.C14]" office:value-type="currency" office:currency="USD" office:value="1125000">
            <text:p>$1,125,000.00</text:p>
          </table:table-cell>
          <table:table-cell table:formula="of:=[.I14]*[.H14]" office:value-type="float" office:value="38.0105999897302">
            <text:p>38.0105999897</text:p>
          </table:table-cell>
          <table:table-cell table:number-columns-repeated="1013"/>
        </table:table-row>
        <table:table-row table:style-name="ro2">
          <table:table-cell table:style-name="ce4" office:value-type="float" office:value="12">
            <text:p>12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2500000">
            <text:p>$2,500,000.00</text:p>
          </table:table-cell>
          <table:table-cell table:style-name="ce11" office:value-type="float" office:value="-0.42201869521151">
            <text:p>-0.42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5] + 5.86 * [.D15] - 3.09 * [.E15] + 1.75 * [.F15]" office:value-type="float" office:value="40.2893629312983">
            <text:p>40.29</text:p>
          </table:table-cell>
          <table:table-cell table:style-name="ce18" office:value-type="float" office:value="0">
            <text:p>0</text:p>
          </table:table-cell>
          <table:table-cell table:formula="of:=[.I15]*[.C15]" office:value-type="currency" office:currency="USD" office:value="0">
            <text:p>$0.00</text:p>
          </table:table-cell>
          <table:table-cell table:formula="of:=[.I15]*[.H1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float" office:value="13">
            <text:p>13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975000">
            <text:p>$1,975,000.00</text:p>
          </table:table-cell>
          <table:table-cell table:style-name="ce11" office:value-type="float" office:value="-0.570495337386284">
            <text:p>-0.57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6] + 5.86 * [.D16] - 3.09 * [.E16] + 1.75 * [.F16]" office:value-type="float" office:value="39.4192898081541">
            <text:p>39.42</text:p>
          </table:table-cell>
          <table:table-cell table:style-name="ce18" office:value-type="float" office:value="0">
            <text:p>0</text:p>
          </table:table-cell>
          <table:table-cell table:formula="of:=[.I16]*[.C16]" office:value-type="currency" office:currency="USD" office:value="0">
            <text:p>$0.00</text:p>
          </table:table-cell>
          <table:table-cell table:formula="of:=[.I16]*[.H1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float" office:value="14">
            <text:p>14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3750000">
            <text:p>$3,750,000.00</text:p>
          </table:table-cell>
          <table:table-cell table:style-name="ce11" office:value-type="float" office:value="-0.0685028805096647">
            <text:p>-0.07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7] + 5.86 * [.D17] - 3.09 * [.E17] + 1.75 * [.F17]" office:value-type="float" office:value="42.3609656054511">
            <text:p>42.36</text:p>
          </table:table-cell>
          <table:table-cell table:style-name="ce18" office:value-type="float" office:value="0">
            <text:p>0</text:p>
          </table:table-cell>
          <table:table-cell table:formula="of:=[.I17]*[.C17]" office:value-type="currency" office:currency="USD" office:value="0">
            <text:p>$0.00</text:p>
          </table:table-cell>
          <table:table-cell table:formula="of:=[.I17]*[.H1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float" office:value="15">
            <text:p>15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475000">
            <text:p>$1,475,000.00</text:p>
          </table:table-cell>
          <table:table-cell table:style-name="ce11" office:value-type="float" office:value="-0.711901663267022">
            <text:p>-0.71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8] + 5.86 * [.D18] - 3.09 * [.E18] + 1.75 * [.F18]" office:value-type="float" office:value="38.5906487384929">
            <text:p>38.59</text:p>
          </table:table-cell>
          <table:table-cell table:style-name="ce18" office:value-type="float" office:value="0">
            <text:p>0</text:p>
          </table:table-cell>
          <table:table-cell table:formula="of:=[.I18]*[.C18]" office:value-type="currency" office:currency="USD" office:value="0">
            <text:p>$0.00</text:p>
          </table:table-cell>
          <table:table-cell table:formula="of:=[.I18]*[.H1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8" office:value-type="string">
            <text:p>South Lake Tahoe, California</text:p>
          </table:table-cell>
          <table:table-cell table:style-name="ce10" office:value-type="currency" office:currency="USD" office:value="750000">
            <text:p>$750,000.00</text:p>
          </table:table-cell>
          <table:table-cell table:style-name="ce12" office:value-type="float" office:value="-0.916940835794092">
            <text:p>-0.92</text:p>
          </table:table-cell>
          <table:table-cell table:style-name="ce12" office:value-type="float" office:value="-0.791006445611246">
            <text:p>-0.79</text:p>
          </table:table-cell>
          <table:table-cell table:style-name="ce12" office:value-type="float" office:value="-0.594904888573435">
            <text:p>-0.59</text:p>
          </table:table-cell>
          <table:table-cell table:style-name="ce16" office:value-type="float" office:value="-0.426851409113208">
            <text:p>-0.43</text:p>
          </table:table-cell>
          <table:table-cell table:style-name="ce17" table:formula="of:=39.05 - 5.41*[.G19] + 5.86 * [.D19] - 3.09 * [.E19] + 1.75 * [.F19]" office:value-type="float" office:value="37.3891191874843">
            <text:p>37.39</text:p>
          </table:table-cell>
          <table:table-cell table:style-name="ce18" office:value-type="float" office:value="0">
            <text:p>0</text:p>
          </table:table-cell>
          <table:table-cell table:formula="of:=[.I19]*[.C19]" office:value-type="currency" office:currency="USD" office:value="0">
            <text:p>$0.00</text:p>
          </table:table-cell>
          <table:table-cell table:formula="of:=[.I19]*[.H1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9" table:formula="of:=SUM([.J4:.J19])" office:value-type="currency" office:currency="USD" office:value="9725000">
            <text:p>$9,725,000.00</text:p>
          </table:table-cell>
          <table:table-cell table:style-name="ce20" table:formula="of:=SUM([.K4:.K19])" office:value-type="float" office:value="205.700904404104">
            <text:p>205.7009044041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>
            <text:p>City sum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Eureka</text:p>
          </table:table-cell>
          <table:table-cell table:formula="of:=[.I4]" office:value-type="float" office:value="1">
            <text:p>1</text:p>
          </table:table-cell>
          <table:table-cell table:number-columns-repeated="2"/>
          <table:table-cell table:formula="of:=[.K20]/SUM([.I4:.I19])" office:value-type="float" office:value="34.2834840673507">
            <text:p>34.2834840674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>
            <text:p>Fresno</text:p>
          </table:table-cell>
          <table:table-cell table:formula="of:=SUM([.I5:.I8]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Long Beach</text:p>
          </table:table-cell>
          <table:table-cell table:formula="of:=[.I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Los Angeles</text:p>
          </table:table-cell>
          <table:table-cell table:formula="of:=SUM([.I10:.I12])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SouthLake</text:p>
          </table:table-cell>
          <table:table-cell table:formula="of:=SUM([.I13:.I19])" office:value-type="float" office:value="2">
            <text:p>2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currency-style style:name="N126P0" style:volatile="true">
      <number:currency-symbol>$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8/15/2015</text:date>, <text:time>20:4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5-08-15T20:46:16</dc:date>
    <dc:creator>Manojkumar Parmar</dc:creator>
    <meta:editing-duration>P3DT3H39M9S</meta:editing-duration>
    <meta:editing-cycles>7</meta:editing-cycles>
    <meta:generator>OpenOffice/4.1.1$Unix OpenOffice.org_project/411m6$Build-9775</meta:generator>
    <meta:document-statistic meta:table-count="3" meta:cell-count="204" meta:object-count="0"/>
  </office:meta>
</office:document-meta>
</file>